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5cm" style:rel-column-width="21845*"/>
    </style:style>
    <style:style style:name="Tab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4pt" officeooo:rsid="00405bf7" officeooo:paragraph-rsid="00405bf7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officeooo:rsid="00405bf7" officeooo:paragraph-rsid="0053747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officeooo:rsid="00537473" officeooo:paragraph-rsid="00537473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3e8995" officeooo:paragraph-rsid="003e8995" style:font-size-asian="14pt" style:font-weight-asian="bold" style:font-size-complex="14pt" style:font-weight-complex="bold"/>
    </style:style>
    <style:style style:name="P11" style:family="paragraph" style:parent-style-name="Footer">
      <style:text-properties fo:font-size="2pt" style:font-size-asian="1.75pt" style:font-size-complex="2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3" style:family="paragraph" style:parent-style-name="Standard">
      <style:paragraph-properties fo:line-height="115%"/>
      <style:text-properties style:font-name="FreeSans" fo:font-size="15pt" fo:letter-spacing="0.035cm" officeooo:rsid="004dbeb2" officeooo:paragraph-rsid="004dbeb2" style:font-size-asian="13.1000003814697pt" style:font-size-complex="15pt"/>
    </style:style>
    <style:style style:name="P1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344ad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0309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3344ad" officeooo:paragraph-rsid="003344ad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3700c7" officeooo:paragraph-rsid="003700c7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380309" officeooo:paragraph-rsid="00380309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45d4f7" officeooo:paragraph-rsid="0045d4f7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518b00" officeooo:paragraph-rsid="00518b00" style:font-size-asian="14pt" style:font-size-complex="14pt"/>
    </style:style>
    <style:style style:name="P2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4830" officeooo:paragraph-rsid="00314830" style:font-size-asian="40pt" style:font-style-asian="italic" style:font-weight-asian="bold" style:font-size-complex="40pt" style:font-style-complex="italic" style:font-weight-complex="bold"/>
    </style:style>
    <style:style style:name="P2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344ad" officeooo:paragraph-rsid="003344ad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44ad" officeooo:paragraph-rsid="003344ad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344ad" officeooo:paragraph-rsid="002a61b8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00c7" officeooo:paragraph-rsid="003700c7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0309" officeooo:paragraph-rsid="00380309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344ad" officeooo:paragraph-rsid="003344ad" style:font-size-asian="25pt" style:font-style-asian="italic" style:font-size-complex="25pt" style:font-style-complex="italic"/>
    </style:style>
    <style:style style:name="P33" style:family="paragraph" style:parent-style-name="Standard">
      <style:paragraph-properties fo:line-height="150%" fo:break-before="page"/>
      <style:text-properties fo:color="#2c3756" style:font-name="FreeSans" fo:font-size="16pt" fo:letter-spacing="0.035cm" fo:font-style="italic" fo:text-shadow="none" style:text-underline-style="none" fo:font-weight="bold" officeooo:rsid="003700c7" officeooo:paragraph-rsid="003700c7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 style:list-style-name="L1">
      <style:paragraph-properties fo:line-height="115%"/>
      <style:text-properties style:font-name="FreeSans" fo:font-size="14pt" fo:letter-spacing="0.035cm" officeooo:rsid="003517ab" officeooo:paragraph-rsid="00537473" style:font-size-asian="14pt" style:font-size-complex="14pt"/>
    </style:style>
    <style:style style:name="P35" style:family="paragraph" style:parent-style-name="Standard" style:list-style-name="L1">
      <style:paragraph-properties fo:line-height="115%"/>
      <style:text-properties style:font-name="FreeSans" fo:font-size="14pt" fo:letter-spacing="0.035cm" officeooo:rsid="00537473" officeooo:paragraph-rsid="00537473" style:font-size-asian="14pt" style:font-size-complex="14pt"/>
    </style:style>
    <style:style style:name="P36" style:family="paragraph" style:parent-style-name="Standard" style:list-style-name="L2">
      <style:paragraph-properties fo:line-height="115%"/>
      <style:text-properties style:font-name="FreeSans" fo:font-size="14pt" fo:letter-spacing="0.035cm" officeooo:rsid="0053ed51" officeooo:paragraph-rsid="0053ed51" style:font-size-asian="14pt" style:font-size-complex="14pt"/>
    </style:style>
    <style:style style:name="P37" style:family="paragraph" style:parent-style-name="Standard" style:list-style-name="L2">
      <style:paragraph-properties fo:line-height="115%"/>
      <style:text-properties style:font-name="FreeSans" fo:font-size="14pt" fo:letter-spacing="0.035cm" officeooo:rsid="0055997e" officeooo:paragraph-rsid="0055997e" style:font-size-asian="14pt" style:font-size-complex="14pt"/>
    </style:style>
    <style:style style:name="P38" style:family="paragraph" style:parent-style-name="Standard" style:list-style-name="L2">
      <style:paragraph-properties fo:line-height="115%"/>
      <style:text-properties style:font-name="FreeSans" fo:font-size="14pt" fo:letter-spacing="0.035cm" officeooo:rsid="005575e4" officeooo:paragraph-rsid="005575e4" style:font-size-asian="14pt" style:font-size-complex="14pt"/>
    </style:style>
    <style:style style:name="P39" style:family="paragraph">
      <loext:graphic-properties draw:fill-color="#2c3756"/>
    </style:style>
    <style:style style:name="P4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44ad"/>
    </style:style>
    <style:style style:name="T2" style:family="text">
      <style:text-properties officeooo:rsid="002ea5fe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officeooo:rsid="00314830"/>
    </style:style>
    <style:style style:name="T7" style:family="text">
      <style:text-properties officeooo:rsid="0045d4f7"/>
    </style:style>
    <style:style style:name="T8" style:family="text">
      <style:text-properties officeooo:rsid="0047b7c0"/>
    </style:style>
    <style:style style:name="T9" style:family="text">
      <style:text-properties officeooo:rsid="00518b00"/>
    </style:style>
    <style:style style:name="T10" style:family="text">
      <style:text-properties officeooo:rsid="00537473"/>
    </style:style>
    <style:style style:name="T11" style:family="text">
      <style:text-properties officeooo:rsid="0053c190"/>
    </style:style>
    <style:style style:name="T12" style:family="text">
      <style:text-properties officeooo:rsid="0055997e"/>
    </style:style>
    <style:style style:name="T13" style:family="text">
      <style:text-properties officeooo:rsid="005723b3"/>
    </style:style>
    <style:style style:name="T1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3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6" draw:name="Shape2" draw:style-name="gr4" draw:text-style-name="P3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5">Resumen de reunión</text:p>
      <text:p text:style-name="P23"><draw:frame draw:style-name="fr2" draw:name="Image1" text:anchor-type="as-char" svg:width="14.6cm" svg:height="6.6cm" draw:z-index="8"><draw:image xlink:href="Pictures/1000020100000226000000FA04E233DC2B932CD2.png" xlink:type="simple" xlink:show="embed" xlink:actuate="onLoad" loext:mime-type="image/png"/></draw:frame></text:p>
      <text:p text:style-name="P24"><text:span text:style-name="T5">Proyecto </text:span><text:span text:style-name="T4">Colibrí</text:span></text:p>
      <text:p text:style-name="P12"/>
      <text:p text:style-name="P14">Asignatura</text:p>
      <text:p text:style-name="P12">Laboratorio de desarrollo de software</text:p>
      <text:p text:style-name="P12"/>
      <text:p text:style-name="P14">Autor</text:p>
      <text:p text:style-name="P13">Ariel Machini</text:p>
      <text:p text:style-name="P12"/>
      <text:p text:style-name="P14">Fecha de redacción</text:p>
      <text:p text:style-name="P12"><text:span text:style-name="T7">16</text:span>/<text:span text:style-name="T7">03</text:span>/<text:span text:style-name="T6">2020</text:span></text:p>
      <text:p text:style-name="P31"><draw:custom-shape text:anchor-type="paragraph" draw:z-index="1" draw:name="Shape1" draw:style-name="gr2" draw:text-style-name="P4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42" svg:width="6.501cm" svg:height="18.5cm" svg:x="0.499cm" svg:y="0.75cm"><draw:text-box><text:p text:style-name="P41"><text:span text:style-name="T14">Las actas de reunión, constituyen los documentos de referencia y constancia de cada una de las discusiones llevadas a cabo por el grupo en torno a diversos temas que atañen al conocimiento y exploración del Sistema.</text:span></text:p></draw:text-box></draw:frame></text:p>
      <text:p text:style-name="P32">Resumen de reunión</text:p>
      <text:p text:style-name="P28"/>
      <text:p text:style-name="P26">Convocatoria</text:p>
      <text:p text:style-name="P27">Convoca la reunión</text:p>
      <text:p text:style-name="P18">Ariel Machini</text:p>
      <text:p text:style-name="P18"/>
      <text:p text:style-name="P27">Fecha de convocatoria</text:p>
      <text:p text:style-name="P18"><text:span text:style-name="T7">16</text:span>/<text:span text:style-name="T7">03</text:span>/<text:span text:style-name="T7">2020</text:span></text:p>
      <text:p text:style-name="P18"/>
      <text:p text:style-name="P27">Medio de comunicación</text:p>
      <text:p text:style-name="P21">Verbal</text:p>
      <text:p text:style-name="P15"/>
      <text:p text:style-name="P26">Temario</text:p>
      <text:p text:style-name="P27">Fecha de la reunión</text:p>
      <text:p text:style-name="P18"><text:span text:style-name="T7">16</text:span>/<text:span text:style-name="T7">03</text:span>/20<text:span text:style-name="T9">20</text:span></text:p>
      <text:p text:style-name="P18"/>
      <text:p text:style-name="P27">Hora de la reunión</text:p>
      <text:p text:style-name="P22">2<text:span text:style-name="T11">3:30</text:span></text:p>
      <text:p text:style-name="P16"/>
      <text:p text:style-name="P27">Lugar de reunión</text:p>
      <text:p text:style-name="P22">Residencia universitaria de la UARG</text:p>
      <text:p text:style-name="P18"/>
      <text:p text:style-name="P27">Temario propuesto</text:p>
      <text:list xml:id="list3007485043" text:style-name="L1">
        <text:list-item>
          <text:p text:style-name="P34">Retomar el desarrollo del proyecto Colibrí.</text:p>
          <text:list>
            <text:list-item>
              <text:p text:style-name="P34">Repasar los objetivos generales del proyecto.</text:p>
            </text:list-item>
            <text:list-item>
              <text:p text:style-name="P35">Repasar el estado en el que quedó el proyecto tras la última iteración.</text:p>
            </text:list-item>
            <text:list-item>
              <text:p text:style-name="P35">Definir el siguiente plan de iteración.</text:p>
            </text:list-item>
          </text:list>
        </text:list-item>
      </text:list>
      <text:p text:style-name="P33">Desarrollo</text:p>
      <text:p text:style-name="P29">Clasificación</text:p>
      <text:p text:style-name="P19"><text:span text:style-name="T10">C</text:span>oordinación.</text:p>
      <text:p text:style-name="P19"/>
      <text:p text:style-name="P29">Participantes</text:p>
      <text:p text:style-name="P19">Ariel Machini y Cinthia Lima.</text:p>
      <text:p text:style-name="P19"/>
      <text:p text:style-name="P29">Resoluciones</text:p>
      <text:p text:style-name="P20">Tras revisar <text:span text:style-name="T10">el estado actual del proyecto Colibrí concluimos:</text:span></text:p>
      <text:list xml:id="list2305843772" text:style-name="L2">
        <text:list-item>
          <text:p text:style-name="P36">Que en la última iteración, pudimos llevar a cabo todas las tareas propuestas con éxito, por lo que no quedaron tareas pendientes. Por lo tanto, podemos retomar el desarrollo del proyecto de manera organizada.</text:p>
        </text:list-item>
        <text:list-item>
          <text:p text:style-name="P37">Se debe revisar <text:span text:style-name="T13">y actualizar</text:span> la estimación de riesgos y el plan de riesgos.</text:p>
        </text:list-item>
        <text:list-item>
          <text:p text:style-name="P38">Se <text:span text:style-name="T12">debe</text:span> repasar el plan de proyecto junto con la estimación y el documento de modelo de casos de uso para la planificación de la siguiente iteración.</text:p>
        </text:list-item>
      </text:list>
      <text:p text:style-name="P20"/>
      <text:p text:style-name="P30">Compromisos asumido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Compromiso</text:p>
          </table:table-cell>
          <table:table-cell table:style-name="Table1.A1" office:value-type="string">
            <text:p text:style-name="P10">Fecha tope</text:p>
          </table:table-cell>
          <table:table-cell table:style-name="Table1.C1" office:value-type="string">
            <text:p text:style-name="P10">Responsable</text:p>
          </table:table-cell>
        </table:table-row>
        <table:table-row>
          <table:table-cell table:style-name="Table1.A2" office:value-type="string">
            <text:p text:style-name="P7">Definir el nuevo plan de iteración</text:p>
          </table:table-cell>
          <table:table-cell table:style-name="Table1.B2" office:value-type="string">
            <text:p text:style-name="P7"><text:span text:style-name="T8">17</text:span>/0<text:span text:style-name="T10">3</text:span>/2<text:span text:style-name="T10">020</text:span></text:p>
          </table:table-cell>
          <table:table-cell table:style-name="Table1.C2" office:value-type="string">
            <text:p text:style-name="P9">Ariel Machini</text:p>
            <text:p text:style-name="P8">Cinthia Lima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44ad"/>
    </style:style>
    <style:style style:name="MT2" style:family="text">
      <style:text-properties officeooo:rsid="002ea5fe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SUMEN DE REUNIÓN — </text:span>PÁGINA <text:page-number text:select-page="current">2</text:page-number><text:s/>DE <text:page-count>4</text:page-count></text:p>
      </style:header>
      <style:header-first>
        <text:p text:style-name="MP2"><text:span text:style-name="MT2">TÍTULO DEL DOCUMENTO — </text:span>PÁGINA <text:page-number text:select-page="current">1</text:page-number><text:s/>DE <text:page-count>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3-17T20:33:05.910955721</dc:date>
    <dc:creator>Ariel Machini</dc:creator>
    <meta:editing-duration>PT3H45M37S</meta:editing-duration>
    <meta:editing-cycles>55</meta:editing-cycles>
    <meta:generator>LibreOffice/6.0.7.3$Linux_X86_64 LibreOffice_project/00m0$Build-3</meta:generator>
    <meta:document-statistic meta:table-count="3" meta:image-count="3" meta:object-count="0" meta:page-count="4" meta:paragraph-count="57" meta:word-count="243" meta:character-count="1505" meta:non-whitespace-character-count="1321"/>
  </office:meta>
</office:document-meta>
</file>